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T88" style:parent-style-name="DefaultParagraphFont" style:family="text">
      <style:text-properties fo:font-weight="bold" style:font-weight-asian="bold" style:font-weight-complex="bold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T93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SG 2</text:p>
      <text:p text:style-name="Normal"><text:span text:style-name="T2">TEACHER:<text:s/></text:span>Hello</text:p>
      <text:p text:style-name="Normal"><text:span text:style-name="T3">STUDENT:<text:s/></text:span>Hello</text:p>
      <text:p text:style-name="Normal"><text:span text:style-name="T4">TEACHER:<text:s/></text:span>ehm…how can I help you?</text:p>
      <text:p text:style-name="Normal"><text:span text:style-name="T5">STUDENT:<text:s/></text:span>Can you repeat please?<text:s/></text:p>
      <text:p text:style-name="Normal"><text:span text:style-name="T6">TEACHER:<text:s/></text:span>How can I help you?<text:s/></text:p>
      <text:p text:style-name="Normal"><text:span text:style-name="T7">STUDENT:<text:s/></text:span>Okay?<text:s/></text:p>
      <text:p text:style-name="Normal"><text:span text:style-name="T8">TEACHER:<text:s/></text:span>Do you need a table?<text:s/></text:p>
      <text:p text:style-name="Normal"><text:span text:style-name="T9">STUDENT:<text:s/></text:span>I would like a reserved table for<text:s/>…for …for five people.</text:p>
      <text:p text:style-name="Normal"><text:span text:style-name="T10">TEACHER:<text:s/></text:span>Five people? Okay, let me check. Give me one second. Yes, there is a table, but it's not by the window. Is that okay with you.</text:p>
      <text:p text:style-name="Normal"><text:span text:style-name="T11">STUDENT:<text:s/></text:span>No, I prefer a reserved table, non indoor, the local, ma out local. Is it possible?<text:s/></text:p>
      <text:p text:style-name="Normal"><text:span text:style-name="T12">TEACHER:<text:s/></text:span>Yes, maybe it can be a little bit cold, but if it's okay...</text:p>
      <text:p text:style-name="Normal"><text:span text:style-name="T13">STUDENT:<text:s/></text:span>No, no, yes, yes, okay.,okay</text:p>
      <text:p text:style-name="Normal"><text:span text:style-name="T14">TEACHER:<text:s/></text:span>So you can follow me.<text:s/></text:p>
      <text:p text:style-name="Normal"><text:span text:style-name="T15">STUDENT:<text:s/></text:span>Okay, can I order, please.</text:p>
      <text:p text:style-name="Normal"><text:span text:style-name="T16">TEACHER:<text:s/></text:span>Yes, would you like to see the menu first? Here is the menu</text:p>
      <text:p text:style-name="Normal"><text:span text:style-name="T17">STUDENT:<text:s/></text:span>Okay, I would you like ehm for …the prime dish. AH! No, sorry, I would like start with the fish appetizer.</text:p>
      <text:p text:style-name="Normal"><text:span text:style-name="T18">TEACHER:<text:s/></text:span>Fish appetizer, okay. As a fish appetizer we can serve you like a prawn’s cocktail. We can serve any… I don't know, we don't have fish starters. We have Caesar salad, garlic bread, tomato soup.<text:s/></text:p>
      <text:p text:style-name="Normal"><text:span text:style-name="T19">STUDENT:<text:s/></text:span>Okay, no, any, any, because I am allergic. Per cui, Could you prepare the dish, any nickel, any lactose any, or dish vegetarian, vegan?<text:s/></text:p>
      <text:p text:style-name="Normal"><text:span text:style-name="T20">TEACHER:<text:s/></text:span>Yes, of course, of course.</text:p>
      <text:p text:style-name="Normal"><text:span text:style-name="T21">TEACHER: <text:s/></text:span>So, are you allergic to milk and dairy products?<text:s/></text:p>
      <text:p text:style-name="Normal"><text:span text:style-name="T22">STUDENT:<text:s/></text:span>Yes.<text:s/></text:p>
      <text:p text:style-name="Normal"><text:span text:style-name="T23">TEACHER:<text:s/></text:span>And are you also allergic to nickel?<text:s/></text:p>
      <text:p text:style-name="Normal"><text:span text:style-name="T24">STUDENT:<text:s/></text:span>Yes<text:s/></text:p>
      <text:soft-page-break/>
      <text:p text:style-name="Normal"><text:span text:style-name="T25">TEACHER: <text:s/></text:span>Okay. So what do you think? Is that okay with you, a Caesar salad as a starter? It includes lettuce, croutons, parmesan cheese and Caesar dressing.</text:p>
      <text:p text:style-name="Normal"><text:span text:style-name="T26">STUDENT:<text:s/></text:span>For example, I would you like to order the gwillon salmon, but any lime or butter?<text:s/></text:p>
      <text:p text:style-name="Normal"><text:span text:style-name="T27">TEACHER:<text:s/></text:span>Of course, No butter.</text:p>
      <text:p text:style-name="Normal"><text:span text:style-name="T28">STUDENT:<text:s/></text:span>And is…is….is….if is possible to cage the vegetables with the potato.</text:p>
      <text:p text:style-name="Normal"><text:span text:style-name="T29">TEACHER:<text:s/></text:span>Do you mean<text:s/>the…</text:p>
      <text:p text:style-name="Normal"><text:span text:style-name="T30">STUDENT: <text:s/></text:span>Only salmon fillet and potato...potatoes,<text:s/></text:p>
      <text:p text:style-name="Normal"><text:span text:style-name="T31">TEACHER:<text:s/></text:span>Ok, yes no butter, just potatoes, no vegetables, of course, of course. <text:s/>So just first dish, no starters.</text:p>
      <text:p text:style-name="Normal"><text:span text:style-name="T32">STUDENT:<text:s/></text:span>No, no, no, fish dish dishes dish, no,</text:p>
      <text:p text:style-name="Normal"><text:span text:style-name="T33">TEACHER:<text:s/></text:span>Ok, so just…</text:p>
      <text:p text:style-name="Normal"><text:span text:style-name="T34">STUDENT:<text:s/></text:span>only second…</text:p>
      <text:p text:style-name="Normal"><text:span text:style-name="T35">TEACHER:<text:s/></text:span>Meat, meat and fish.</text:p>
      <text:p text:style-name="Normal"><text:span text:style-name="T36">STUDENT:<text:s/></text:span>Yes, meat and fish</text:p>
      <text:p text:style-name="Normal"><text:span text:style-name="T37">TEACHER:<text:s/></text:span>Ok, so a grilled salmon for you, no butter, just potatoes.<text:s/></text:p>
      <text:p text:style-name="Normal"><text:span text:style-name="T38">STUDENT:<text:s/></text:span>Ok.<text:s/></text:p>
      <text:p text:style-name="Normal"><text:span text:style-name="T39">TEACHER:<text:s/></text:span>Would you like something to drink?</text:p>
      <text:p text:style-name="Normal"><text:span text:style-name="T40">STUDENT:<text:s/></text:span>Ok, to drink I would like Coca Cola and…. a small bottle of water.</text:p>
      <text:p text:style-name="Normal"><text:span text:style-name="T41">TEACHER:<text:s/></text:span>Ok. Do you prefer sparkling or ….</text:p>
      <text:p text:style-name="Normal"><text:span text:style-name="T42">STUDENT:<text:s/></text:span>Sparkling, sparkling I prefer.</text:p>
      <text:p text:style-name="Normal"><text:span text:style-name="T43">TEACHER:<text:s/></text:span>Cold or room temperature?<text:s/></text:p>
      <text:p text:style-name="Normal"><text:span text:style-name="T44">STUDENT:<text:s/></text:span>No. cold</text:p>
      <text:p text:style-name="Normal"><text:span text:style-name="T45">TEACHER:<text:s/></text:span>Okay, so cold sparkling water right away. Give me one second. Here is your Coke and here is your water, cold water, sparkling water. And in a second, your grilled salmon will arrive.</text:p>
      <text:p text:style-name="Normal"><text:span text:style-name="T46">STUDENT:<text:s/></text:span>No, the second dish, never.</text:p>
      <text:p text:style-name="Normal"><text:span text:style-name="T47">TEACHER:<text:s/></text:span>You don't want the second dish, okay?</text:p>
      <text:p text:style-name="Normal"><text:span text:style-name="T48">STUDENT:<text:s/></text:span>No no</text:p>
      <text:p text:style-name="Normal"><text:span text:style-name="T49">STUDENT:<text:s/></text:span>Give me one second and your grilled salmon will arrive in<text:s/>two seconds. Okay.<text:s/></text:p>
      <text:soft-page-break/>
      <text:p text:style-name="Normal"><text:span text:style-name="T50">TEACHER:<text:s/></text:span>Here is your grilled salmon, what do you think.</text:p>
      <text:p text:style-name="Normal"><text:span text:style-name="T51">STUDENT:<text:s/></text:span>Okay, can I have the…the..bill, please.</text:p>
      <text:p text:style-name="Normal"><text:span text:style-name="T52">TEACHER:<text:s/></text:span>Already the bill? You're still eating.</text:p>
      <text:p text:style-name="Normal"><text:span text:style-name="T53">STUDENT:<text:s/></text:span>No, only this is the second dish.</text:p>
      <text:p text:style-name="Normal"><text:span text:style-name="T54">TEACHER:<text:s/></text:span>Okay, so would you like any dessert after.</text:p>
      <text:p text:style-name="Normal"><text:span text:style-name="T55">STUDENT:<text:s/></text:span>No, no, any dessert, but would you like a coffee.</text:p>
      <text:p text:style-name="Normal"><text:span text:style-name="T56">TEACHER:<text:s/></text:span>Would you like a coffee?<text:s/></text:p>
      <text:p text:style-name="Normal"><text:span text:style-name="T57">STUDENT:<text:s/></text:span>Yes.<text:s/></text:p>
      <text:p text:style-name="Normal"><text:span text:style-name="T58">TEACHER:<text:s/></text:span>Of course, of course. Would you like also... Would you like it with sugar?</text:p>
      <text:p text:style-name="Normal"><text:span text:style-name="T59">STUDENT:<text:s/></text:span>No no<text:s/></text:p>
      <text:p text:style-name="Normal"><text:span text:style-name="T60">TEACHER:<text:s/></text:span>no sugar good good no sugar that's the best that's… the best choice yeah</text:p>
      <text:p text:style-name="Normal"><text:span text:style-name="T61">STUDENT:<text:s/></text:span>ok, no sugar</text:p>
      <text:p text:style-name="Normal"><text:span text:style-name="T62">TEACHER:</text:span><text:s/>okay so here is your coffee okay<text:s/></text:p>
      <text:p text:style-name="Normal"><text:span text:style-name="T63">STUDENT:<text:s/></text:span>thank you<text:s/></text:p>
      <text:p text:style-name="Normal">you're welcome<text:s/></text:p>
      <text:p text:style-name="Normal"><text:span text:style-name="T64">TEACHER:<text:s/></text:span>so, no dessert<text:s/></text:p>
      <text:p text:style-name="Normal">huh?</text:p>
      <text:p text:style-name="Normal"><text:span text:style-name="T65">STUDENT:</text:span><text:s/>no dessert for you No,no …no dessert .No dessert because the<text:s/>chocolate contain the milk the lactose, the chocolate is okay. But….. I'm sorry what is, what is, what is the traditional dish or….</text:p>
      <text:p text:style-name="Normal"><text:span text:style-name="T66">TEACHER:<text:s/></text:span>our best dish you mean?</text:p>
      <text:p text:style-name="Normal"><text:span text:style-name="T67">STUDENT:<text:s/></text:span>of the dish of today<text:s/></text:p>
      <text:p text:style-name="Normal"><text:span text:style-name="T68">TEACHER:<text:s/></text:span>okay, we usually change our dish our dishes our dish of the day but today, we had lasagna both vegetarian and with Bolognese sauce, but you said you didn't want a main dish, right?</text:p>
      <text:p text:style-name="Normal"><text:span text:style-name="T69">STUDENT:<text:s/></text:span>Ok,ok</text:p>
      <text:p text:style-name="Normal"><text:span text:style-name="T70">TEACHER:<text:s/></text:span>but if you want, we change our dishes every day</text:p>
      <text:p text:style-name="Normal"><text:span text:style-name="T71">STUDENT:<text:s/></text:span>no no,no…. I don't prefer the prime dish<text:s/><text:line-break/><text:span text:style-name="T72">TEACHER:<text:s/></text:span>Aww, the first dish! maybe next, maybe next time<text:s/></text:p>
      <text:p text:style-name="Normal"><text:span text:style-name="T73">STUDENT:<text:s/></text:span>for…. okay. Maybe another moment ok, yes</text:p>
      <text:soft-page-break/>
      <text:p text:style-name="Normal"><text:span text:style-name="T74">TEACHER:<text:s/></text:span>ok, so here we are. how was your coffee did you like it? ….. how was your coffee, good?<text:s/></text:p>
      <text:p text:style-name="Normal"><text:span text:style-name="T75">STUDENT:<text:s/></text:span>yes, it's a very good the coffee and…<text:s/>can I pay with credit card<text:s/></text:p>
      <text:p text:style-name="Normal"><text:span text:style-name="T76">TEACHER:<text:s/></text:span>of course, you can if you give me a second, I'll tell you what is the total okay it's one grilled salmon, one coke one bottle of water and one coffee right?</text:p>
      <text:p text:style-name="Normal"><text:span text:style-name="T77">STUDENT:<text:s/></text:span>Okay</text:p>
      <text:p text:style-name="Normal"><text:span text:style-name="T78">TEACHER: <text:s/></text:span>yes, it's in total 18 pounds and 50 pence</text:p>
      <text:p text:style-name="Normal"><text:span text:style-name="T79">STUDENT:<text:s/></text:span>fifteen?</text:p>
      <text:p text:style-name="Normal"><text:span text:style-name="T80">TEACHER:</text:span>18 pounds and 50 cents</text:p>
      <text:p text:style-name="Normal"><text:span text:style-name="T81">STUDENT:<text:s/></text:span>Okay, okay, okay</text:p>
      <text:p text:style-name="Normal"><text:span text:style-name="T82">TEACHER:<text:s/></text:span>here is the machine if you want you can tap<text:s/></text:p>
      <text:p text:style-name="Normal"><text:span text:style-name="T83">STUDENT:<text:s/></text:span>I enter my card</text:p>
      <text:p text:style-name="Normal"><text:span text:style-name="T84">TEACHER:<text:s/></text:span>would you like to pay contactless?</text:p>
      <text:p text:style-name="Normal"><text:span text:style-name="T85">STUDENT:<text:s/></text:span>contact? okay good okay<text:s/></text:p>
      <text:p text:style-name="Normal"><text:span text:style-name="T86">TEACHER:<text:s/></text:span>here we are<text:s/></text:p>
      <text:p text:style-name="Normal"><text:span text:style-name="T87">STUDENT:<text:s/></text:span>okay thank you for service is very good the next the next day, the next day and good, good week good day.</text:p>
      <text:p text:style-name="Normal"><text:span text:style-name="T88">TEACHER:<text:s/></text:span>thank you very much. And I hope you enjoy your food and our specialties.</text:p>
      <text:p text:style-name="Normal"><text:span text:style-name="T89">STUDENT:<text:s/></text:span>Okay.<text:s/><text:line-break/><text:line-break/><text:span text:style-name="T90">TEACHER:<text:s/></text:span>okay?</text:p>
      <text:p text:style-name="Normal"><text:span text:style-name="T91">STUDENT: <text:s/></text:span>Thank you.<text:s/></text:p>
      <text:p text:style-name="Normal"><text:span text:style-name="T92">TEACHER:<text:s/></text:span>See you next time. Bye.<text:s/></text:p>
      <text:p text:style-name="Normal"><text:span text:style-name="T93">STUDENT:<text:s/></text:span>Bye-by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mone Spagnoli</meta:initial-creator>
    <dc:creator>Simone Spagnoli</dc:creator>
    <meta:creation-date>2025-06-26T13:34:00Z</meta:creation-date>
    <dc:date>2025-12-24T10:02:00Z</dc:date>
    <meta:template xlink:href="Normal" xlink:type="simple"/>
    <meta:editing-cycles>2</meta:editing-cycles>
    <meta:editing-duration>PT3720S</meta:editing-duration>
    <meta:document-statistic meta:page-count="4" meta:paragraph-count="10" meta:word-count="761" meta:character-count="5089" meta:row-count="36" meta:non-whitespace-character-count="4338"/>
  </office:meta>
</office:document-meta>
</file>